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VariableResolver.addLiteral( String litte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edVariableResolver.addModuleVariable( String moduleName , String vari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eparedVariableResolver.PreparedVariableResolver( String expr , ServiceManager manager , 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paredVariableResolver.resolv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reparedVariableResolver.disp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